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0DB262C2.png" manifest:media-type="image/png"/>
  <manifest:file-entry manifest:full-path="Pictures/10003ACC000031CB000031CB1257D856.svg" manifest:media-type="image/svg+xml"/>
  <manifest:file-entry manifest:full-path="Pictures/10000201000001E2000001E259884E71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1" svg:font-family="Mangal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827cm" fo:min-width="1.716cm" draw:shadow="hidden"/>
    </style:style>
    <style:style style:name="gr3" style:family="graphic" style:parent-style-name="standard">
      <style:graphic-properties draw:textarea-horizontal-align="justify" draw:textarea-vertical-align="middle" draw:auto-grow-height="false" fo:min-height="0.468cm" fo:min-width="1.902cm" draw:shadow="hidden"/>
    </style:style>
    <style:style style:name="gr4" style:family="graphic" style:parent-style-name="standard">
      <style:graphic-properties draw:textarea-horizontal-align="justify" draw:textarea-vertical-align="middle" draw:auto-grow-height="false" fo:min-height="0.827cm" fo:min-width="4.488cm" draw:shadow="hidden"/>
    </style:style>
    <style:style style:name="gr5" style:family="graphic" style:parent-style-name="standard">
      <style:graphic-properties draw:textarea-horizontal-align="justify" draw:textarea-vertical-align="middle" draw:auto-grow-height="false" fo:min-height="0.469cm" fo:min-width="2.64cm" draw:shadow="hidden"/>
    </style:style>
    <style:style style:name="gr6" style:family="graphic" style:parent-style-name="standard">
      <style:graphic-properties draw:textarea-horizontal-align="justify" draw:textarea-vertical-align="middle" draw:auto-grow-height="false" fo:min-height="0.646cm" fo:min-width="2.272cm" draw:shadow="hidden"/>
    </style:style>
    <style:style style:name="gr7" style:family="graphic" style:parent-style-name="standard">
      <style:graphic-properties draw:textarea-horizontal-align="justify" draw:textarea-vertical-align="middle" draw:auto-grow-height="false" fo:min-height="0.648cm" fo:min-width="2.826cm" draw:shadow="hidden"/>
    </style:style>
    <style:style style:name="gr8" style:family="graphic" style:parent-style-name="standard">
      <style:graphic-properties draw:textarea-horizontal-align="justify" draw:textarea-vertical-align="middle" draw:auto-grow-height="false" fo:min-height="0.386cm" fo:min-width="0.678cm" draw:shadow="hidden"/>
    </style:style>
    <style:style style:name="gr9" style:family="graphic" style:parent-style-name="standard">
      <style:graphic-properties draw:textarea-horizontal-align="justify" draw:textarea-vertical-align="middle" draw:auto-grow-height="false" fo:min-height="0.893cm" fo:min-width="1.982cm" draw:shadow="hidden"/>
    </style:style>
    <style:style style:name="gr10" style:family="graphic" style:parent-style-name="standard">
      <style:graphic-properties draw:textarea-horizontal-align="justify" draw:textarea-vertical-align="middle" draw:auto-grow-height="false" fo:min-height="0.639cm" fo:min-width="1.851cm" draw:shadow="hidden"/>
    </style:style>
    <style:style style:name="gr11" style:family="graphic" style:parent-style-name="standard">
      <style:graphic-properties draw:textarea-horizontal-align="justify" draw:textarea-vertical-align="middle" draw:auto-grow-height="false" fo:min-height="1.276cm" fo:min-width="1.163cm" draw:shadow="hidden"/>
    </style:style>
    <style:style style:name="gr12" style:family="graphic" style:parent-style-name="standard">
      <style:graphic-properties draw:textarea-horizontal-align="justify" draw:textarea-vertical-align="middle" draw:auto-grow-height="false" fo:min-height="0.386cm" fo:min-width="0.677cm" draw:shadow="hidden"/>
    </style:style>
    <style:style style:name="gr13" style:family="graphic" style:parent-style-name="standard">
      <style:graphic-properties draw:textarea-horizontal-align="justify" draw:textarea-vertical-align="middle" draw:auto-grow-height="false" fo:min-height="0.638cm" fo:min-width="0.809cm" draw:shadow="hidden"/>
    </style:style>
    <style:style style:name="gr14" style:family="graphic" style:parent-style-name="standard">
      <style:graphic-properties draw:textarea-horizontal-align="justify" draw:textarea-vertical-align="middle" draw:auto-grow-height="false" fo:min-height="0.638cm" fo:min-width="1.069cm" draw:shadow="hidden"/>
    </style:style>
    <style:style style:name="gr15" style:family="graphic" style:parent-style-name="standard">
      <style:graphic-properties draw:textarea-horizontal-align="justify" draw:textarea-vertical-align="middle" draw:auto-grow-height="false" fo:min-height="0.386cm" fo:min-width="0.675cm" draw:shadow="hidden"/>
    </style:style>
    <style:style style:name="gr16" style:family="graphic" style:parent-style-name="standard">
      <style:graphic-properties draw:textarea-horizontal-align="justify" draw:textarea-vertical-align="middle" draw:auto-grow-height="false" fo:min-height="0.893cm" fo:min-width="1.852cm" draw:shadow="hidden"/>
    </style:style>
    <style:style style:name="gr17" style:family="graphic" style:parent-style-name="standard">
      <style:graphic-properties draw:textarea-horizontal-align="justify" draw:textarea-vertical-align="middle" draw:auto-grow-height="false" fo:min-height="0.512cm" fo:min-width="3.179cm" draw:shadow="hidden"/>
    </style:style>
    <style:style style:name="gr18" style:family="graphic" style:parent-style-name="standard">
      <style:graphic-properties draw:textarea-horizontal-align="justify" draw:textarea-vertical-align="middle" draw:auto-grow-height="false" fo:min-height="0.385cm" fo:min-width="0.677cm" draw:shadow="hidden"/>
    </style:style>
    <style:style style:name="gr19" style:family="graphic" style:parent-style-name="standard">
      <style:graphic-properties draw:textarea-horizontal-align="justify" draw:textarea-vertical-align="middle" draw:auto-grow-height="false" fo:min-height="0.29cm" fo:min-width="0.702cm" draw:shadow="hidden"/>
    </style:style>
    <style:style style:name="gr20" style:family="graphic" style:parent-style-name="standard">
      <style:graphic-properties draw:textarea-horizontal-align="justify" draw:textarea-vertical-align="middle" draw:auto-grow-height="false" fo:min-height="0.288cm" fo:min-width="0.701cm" draw:shadow="hidden"/>
    </style:style>
    <style:style style:name="gr21" style:family="graphic" style:parent-style-name="standard">
      <style:graphic-properties draw:textarea-horizontal-align="justify" draw:textarea-vertical-align="middle" draw:auto-grow-height="false" fo:min-height="0.29cm" fo:min-width="0.701cm" draw:shadow="hidden"/>
    </style:style>
    <style:style style:name="gr22" style:family="graphic" style:parent-style-name="standard">
      <style:graphic-properties draw:textarea-horizontal-align="justify" draw:textarea-vertical-align="middle" draw:auto-grow-height="false" fo:min-height="0.513cm" fo:min-width="0.938cm" draw:shadow="hidden"/>
    </style:style>
    <style:style style:name="gr23" style:family="graphic" style:parent-style-name="standard">
      <style:graphic-properties draw:textarea-horizontal-align="justify" draw:textarea-vertical-align="middle" draw:auto-grow-height="false" fo:min-height="0.638cm" fo:min-width="0.938cm" draw:shadow="hidden"/>
    </style:style>
    <style:style style:name="gr24" style:family="graphic" style:parent-style-name="standard">
      <style:graphic-properties draw:textarea-horizontal-align="justify" draw:textarea-vertical-align="middle" draw:auto-grow-height="false" fo:min-height="0.385cm" fo:min-width="0.676cm" draw:shadow="hidden"/>
    </style:style>
    <style:style style:name="gr25" style:family="graphic" style:parent-style-name="standard">
      <style:graphic-properties draw:textarea-horizontal-align="justify" draw:textarea-vertical-align="middle" draw:auto-grow-height="false" fo:min-height="0.288cm" fo:min-width="1.162cm" draw:shadow="hidden"/>
    </style:style>
    <style:style style:name="gr26" style:family="graphic" style:parent-style-name="standard">
      <style:graphic-properties draw:textarea-horizontal-align="justify" draw:textarea-vertical-align="middle" draw:auto-grow-height="false" fo:min-height="0.385cm" fo:min-width="0.678cm" draw:shadow="hidden"/>
    </style:style>
    <style:style style:name="gr27" style:family="graphic" style:parent-style-name="standard">
      <style:graphic-properties draw:textarea-horizontal-align="justify" draw:textarea-vertical-align="middle" draw:auto-grow-height="false" fo:min-height="0.386cm" fo:min-width="1.591cm" draw:shadow="hidden"/>
    </style:style>
    <style:style style:name="gr28" style:family="graphic" style:parent-style-name="standard">
      <style:graphic-properties draw:textarea-horizontal-align="justify" draw:textarea-vertical-align="middle" draw:auto-grow-height="false" fo:min-height="0.893cm" fo:min-width="1.594cm" draw:shadow="hidden"/>
    </style:style>
    <style:style style:name="gr29" style:family="graphic" style:parent-style-name="standard">
      <style:graphic-properties draw:textarea-horizontal-align="justify" draw:textarea-vertical-align="middle" draw:auto-grow-height="false" fo:min-height="0.386cm" fo:min-width="1.068cm" draw:shadow="hidden"/>
    </style:style>
    <style:style style:name="gr30" style:family="graphic" style:parent-style-name="standard">
      <style:graphic-properties draw:textarea-horizontal-align="justify" draw:textarea-vertical-align="middle" draw:auto-grow-height="false" fo:min-height="0.513cm" fo:min-width="1.2cm" draw:shadow="hidden"/>
    </style:style>
    <style:style style:name="gr31" style:family="graphic" style:parent-style-name="standard">
      <style:graphic-properties draw:textarea-horizontal-align="justify" draw:textarea-vertical-align="middle" draw:auto-grow-height="false" fo:min-height="0.386cm" fo:min-width="1.461cm" draw:shadow="hidden"/>
    </style:style>
    <style:style style:name="gr32" style:family="graphic" style:parent-style-name="objectwithoutfill">
      <style:graphic-properties draw:fill="none" draw:textarea-vertical-align="middle" draw:shadow="hidden"/>
    </style:style>
    <style:style style:name="gr33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pr1" style:family="presentation" style:parent-style-name="Inspiration-subtitle">
      <style:graphic-properties draw:fill-color="#ffffff" draw:auto-grow-height="true" fo:min-height="9.274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draw:auto-grow-height="true"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title">
      <style:graphic-properties fo:min-height="3.506cm"/>
    </style:style>
    <style:style style:name="pr6" style:family="presentation" style:parent-style-name="Inspiration-notes">
      <style:graphic-properties draw:fill-color="#ffffff" fo:min-height="14cm"/>
    </style:style>
    <style:style style:name="P1" style:family="paragraph">
      <style:paragraph-properties fo:margin-left="0cm" fo:margin-right="0cm" fo:text-indent="0cm"/>
      <style:text-properties fo:font-size="32pt"/>
    </style:style>
    <style:style style:name="P2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1.905cm" fo:margin-right="0cm" fo:text-indent="-0.635cm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13pt" style:font-size-asian="13pt" style:font-size-complex="13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1.10.2015</presentation:date-time-decl>
      <draw:page draw:name="page1" draw:style-name="dp1" draw:master-page-name="Inspiration" presentation:presentation-page-layout-name="AL1T32" presentation:use-date-time-name="dtd1">
        <draw:frame presentation:style-name="pr1" draw:text-style-name="P2" draw:layer="layout" svg:width="20cm" svg:height="9.274cm" svg:x="1.4cm" svg:y="1.6cm" presentation:class="subtitle">
          <draw:text-box>
            <text:p text:style-name="P1">Asiakirjamalli</text:p>
            <text:p text:style-name="P1">Toni Pikkarainen</text:p>
            <text:p text:style-name="P1"><text:a xlink:href="mailto:toni.t.pikkarainen@student.jyu.fi" xlink:type="simple">toni.t.pikkarainen@student.jyu.fi</text:a></text:p>
            <text:p text:style-name="P1">1.10.2015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 presentation:use-date-time-name="dtd1">
        <draw:frame presentation:style-name="pr3" draw:text-style-name="P4" draw:layer="layout" svg:width="20cm" svg:height="2cm" svg:x="1.4cm" svg:y="1.6cm" presentation:class="title">
          <draw:text-box>
            <text:p text:style-name="P4">Asiakirjamalli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Asiakirjamalli (engl. Template) tarkoittaa valmista asiakirjapohjaa</text:p>
              </text:list-item>
              <text:list-item>
                <text:p>Kerran tehtyä asiakirjamallia voidaan käyttää uudellee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 presentation:use-date-time-name="dtd1">
        <draw:frame presentation:style-name="pr3" draw:layer="layout" svg:width="20cm" svg:height="2cm" svg:x="1.4cm" svg:y="1.6cm" presentation:class="title">
          <draw:text-box>
            <text:p>Asiakirjamallin luominen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Asiakirjamallin pohjana voidaan käyttää olemassa olevaa asiakirjaa. </text:p>
              </text:list-item>
              <text:list-item>
                <text:p>Asiakirjamalli voidaan tehdä myös tyhjästä</text:p>
              </text:list-item>
              <text:list-item>
                <text:p>Asiakirjamallin vaihtaminen</text:p>
                <text:list>
                  <text:list-item>
                    <text:p>valikkokomennolla Tools | Add-Ins (suom. Työkalut | Mallit ja apuohjelma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 presentation:use-date-time-name="dtd1">
        <draw:frame presentation:style-name="pr5" draw:layer="layout" svg:width="25.199cm" svg:height="3.506cm" svg:x="1.4cm" svg:y="0.837cm" presentation:class="title" presentation:user-transformed="true">
          <draw:text-box>
            <text:p>Sivun asetukse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rgins (suom. Reunukset)</text:p>
              </text:list-item>
              <text:list-item>
                <text:p>Paper Size (suom. Paperin koko) </text:p>
              </text:list-item>
              <text:list-item>
                <text:p>Source (suom. Paperilähde) 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 presentation:use-date-time-name="dtd1">
        <draw:frame presentation:style-name="pr3" draw:layer="layout" svg:width="20cm" svg:height="2cm" svg:x="1.4cm" svg:y="1.6cm" presentation:class="title">
          <draw:text-box>
            <text:p>Sivun asetukset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 text:style-name="P6">Ylä- ja alatunniste</text:p>
              </text:list-item>
              <text:list-item>
                <text:p text:style-name="P6">Sivunumerot</text:p>
                <text:list>
                  <text:list-item>
                    <text:p text:style-name="P6">Insert | Page Numbers (suom. Lisää | Sivunumerot). </text:p>
                  </text:list-item>
                  <text:list-item>
                    <text:p text:style-name="P6">Format (suom. Muoto) -painikkeella voidaan määrittää tarkemmin sivunumeron muoto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use-date-time-name="dtd1">
        <draw:g>
          <draw:custom-shape draw:style-name="gr2" draw:text-style-name="P7" xml:id="id20" draw:id="id20" draw:layer="layout" svg:width="2.216cm" svg:height="1.077cm" svg:x="3.802cm" svg:y="6.754cm">
            <text:p text:style-name="P7">Artist</text:p>
            <draw:enhanced-geometry svg:viewBox="0 0 21600 21600" draw:type="rectangle" draw:enhanced-path="M 0 0 L 21600 0 21600 21600 0 21600 0 0 Z N"/>
          </draw:custom-shape>
          <draw:custom-shape draw:style-name="gr3" draw:text-style-name="P7" xml:id="id27" draw:id="id27" draw:layer="layout" svg:width="2.402cm" svg:height="0.718cm" svg:x="12.483cm" svg:y="6.754cm">
            <text:p text:style-name="P7">Album</text:p>
            <draw:enhanced-geometry svg:viewBox="0 0 21600 21600" draw:type="rectangle" draw:enhanced-path="M 0 0 L 21600 0 21600 21600 0 21600 0 0 Z N"/>
          </draw:custom-shape>
          <draw:custom-shape draw:style-name="gr4" draw:text-style-name="P7" xml:id="id33" draw:id="id33" draw:layer="layout" svg:width="4.988cm" svg:height="1.077cm" svg:x="18.395cm" svg:y="7.292cm">
            <text:p text:style-name="P7">RecordCompany</text:p>
            <draw:enhanced-geometry svg:viewBox="0 0 21600 21600" draw:type="rectangle" draw:enhanced-path="M 0 0 L 21600 0 21600 21600 0 21600 0 0 Z N"/>
          </draw:custom-shape>
          <draw:custom-shape draw:style-name="gr5" draw:text-style-name="P7" xml:id="id1" draw:id="id1" draw:layer="layout" svg:width="3.14cm" svg:height="0.719cm" svg:x="3.987cm" svg:y="14.292cm">
            <text:p text:style-name="P7">Musician</text:p>
            <draw:enhanced-geometry svg:viewBox="0 0 21600 21600" draw:type="rectangle" draw:enhanced-path="M 0 0 L 21600 0 21600 21600 0 21600 0 0 Z N"/>
          </draw:custom-shape>
          <draw:custom-shape draw:style-name="gr6" draw:text-style-name="P7" xml:id="id9" draw:id="id9" draw:layer="layout" svg:width="2.772cm" svg:height="0.896cm" svg:x="12.483cm" svg:y="13.396cm">
            <text:p text:style-name="P7">Song</text:p>
            <draw:enhanced-geometry svg:viewBox="0 0 21600 21600" draw:type="rectangle" draw:enhanced-path="M 0 0 L 21600 0 21600 21600 0 21600 0 0 Z N"/>
          </draw:custom-shape>
          <draw:custom-shape draw:style-name="gr7" draw:text-style-name="P7" xml:id="id15" draw:id="id15" draw:layer="layout" svg:width="3.326cm" svg:height="0.898cm" svg:x="20.057cm" svg:y="13.574cm">
            <text:p text:style-name="P7">Tabulature</text:p>
            <draw:enhanced-geometry svg:viewBox="0 0 21600 21600" draw:type="rectangle" draw:enhanced-path="M 0 0 L 21600 0 21600 21600 0 21600 0 0 Z N"/>
          </draw:custom-shape>
          <draw:custom-shape draw:style-name="gr8" draw:text-style-name="P7" xml:id="id2" draw:id="id2" draw:layer="layout" svg:width="1.664cm" svg:height="0.898cm" svg:x="1.769cm" svg:y="16.804cm">
            <text:p text:style-name="P7">nam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7" xml:id="id3" draw:id="id3" draw:layer="layout" svg:width="3.51cm" svg:height="1.615cm" svg:x="3.802cm" svg:y="16.985cm">
            <text:p text:style-name="P7">instrument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7" xml:id="id4" draw:id="id4" draw:layer="layout" svg:width="3.325cm" svg:height="1.255cm" svg:x="8.05cm" svg:y="16.985cm">
            <text:p text:style-name="P7">hometown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7" xml:id="id5" draw:id="id5" draw:layer="layout" svg:width="3.325cm" svg:height="3.051cm" svg:x="8.235cm" svg:y="11.421cm">
            <text:p text:style-name="P7">Guest</text:p>
            <text:p text:style-name="P7">artist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2" draw:text-style-name="P7" xml:id="id8" draw:id="id8" draw:layer="layout" svg:width="1.663cm" svg:height="0.898cm" svg:x="10.452cm" svg:y="15.728cm">
            <text:p text:style-name="P7">nam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7" xml:id="id10" draw:id="id10" draw:layer="layout" svg:width="1.849cm" svg:height="1.256cm" svg:x="12.668cm" svg:y="15.908cm">
            <text:p text:style-name="P7">length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7" xml:id="id11" draw:id="id11" draw:layer="layout" svg:width="2.217cm" svg:height="1.256cm" svg:x="14.885cm" svg:y="16.087cm">
            <text:p text:style-name="P7">trackno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7" xml:id="id16" draw:id="id16" draw:layer="layout" svg:width="1.661cm" svg:height="0.898cm" svg:x="18.027cm" svg:y="15.728cm">
            <text:p text:style-name="P7">url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7" xml:id="id18" draw:id="id18" draw:layer="layout" svg:width="3.324cm" svg:height="1.615cm" svg:x="19.135cm" svg:y="16.446cm">
            <text:p text:style-name="P7">transcribe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7" xml:id="id17" draw:id="id17" draw:layer="layout" svg:width="5.203cm" svg:height="1.076cm" svg:x="20.797cm" svg:y="15.011cm">
            <text:p text:style-name="P7">transcriberemail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8" draw:text-style-name="P7" xml:id="id19" draw:id="id19" draw:layer="layout" svg:width="1.663cm" svg:height="0.897cm" svg:x="23.752cm" svg:y="12.677cm">
            <text:p text:style-name="P7">dat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7" xml:id="id14" draw:id="id14" draw:layer="layout" svg:width="3.325cm" svg:height="3.051cm" svg:x="16.363cm" svg:y="11.421cm">
            <text:p text:style-name="P7">tabfor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9" draw:text-style-name="P8" xml:id="id7" draw:id="id7" draw:layer="layout" svg:width="2.402cm" svg:height="1.078cm" svg:x="1.4cm" svg:y="10.343cm">
            <text:p text:style-name="P8"><text:span text:style-name="T1">influences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0" draw:text-style-name="P8" xml:id="id6" draw:id="id6" draw:layer="layout" svg:width="2.401cm" svg:height="1.076cm" svg:x="3.987cm" svg:y="10.164cm">
            <text:p text:style-name="P8"><text:span text:style-name="T1">InGroup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0" draw:text-style-name="P8" xml:id="id12" draw:id="id12" draw:layer="layout" svg:width="2.401cm" svg:height="1.076cm" svg:x="6.943cm" svg:y="9.985cm">
            <text:p text:style-name="P8"><text:span text:style-name="T1">SongBy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0" draw:text-style-name="P8" xml:id="id13" draw:id="id13" draw:layer="layout" svg:width="2.401cm" svg:height="1.076cm" svg:x="11.007cm" svg:y="9.985cm">
            <text:p text:style-name="P8"><text:span text:style-name="T1">OnAlbum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1" draw:text-style-name="P8" xml:id="id26" draw:id="id26" draw:layer="layout" svg:width="2.401cm" svg:height="1.078cm" svg:x="8.79cm" svg:y="8.189cm">
            <text:p text:style-name="P8"><text:span text:style-name="T1">AlbumBy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2" draw:text-style-name="P7" xml:id="id22" draw:id="id22" draw:layer="layout" svg:width="1.663cm" svg:height="0.898cm" svg:x="1.954cm" svg:y="5.317cm">
            <text:p text:style-name="P7">genr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8" xml:id="id23" draw:id="id23" draw:layer="layout" svg:width="2.032cm" svg:height="1.077cm" svg:x="3.617cm" svg:y="4.6cm">
            <text:p text:style-name="P8"><text:span text:style-name="T1">Home-</text:span></text:p>
            <text:p text:style-name="P8"><text:span text:style-name="T1">tow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7" xml:id="id24" draw:id="id24" draw:layer="layout" svg:width="1.663cm" svg:height="0.898cm" svg:x="6.757cm" svg:y="4.779cm">
            <text:p text:style-name="P7">bio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8" xml:id="id25" draw:id="id25" draw:layer="layout" svg:width="2.032cm" svg:height="1.256cm" svg:x="8.235cm" svg:y="5.677cm">
            <text:p text:style-name="P8"><text:span text:style-name="T1">Home-</text:span></text:p>
            <text:p text:style-name="P8"><text:span text:style-name="T1">pag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7" xml:id="id21" draw:id="id21" draw:layer="layout" svg:width="1.662cm" svg:height="0.897cm" svg:x="1.4cm" svg:y="7.831cm">
            <text:p text:style-name="P7">nam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8" xml:id="id32" draw:id="id32" draw:layer="layout" svg:width="3.324cm" svg:height="1.076cm" svg:x="14.332cm" svg:y="8.011cm">
            <text:p text:style-name="P8"><text:span text:style-name="T1">ProducedBy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5" draw:text-style-name="P7" xml:id="id28" draw:id="id28" draw:layer="layout" svg:width="1.661cm" svg:height="0.898cm" svg:x="10.822cm" svg:y="5.317cm">
            <text:p text:style-name="P7">nam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7" xml:id="id29" draw:id="id29" draw:layer="layout" svg:width="1.664cm" svg:height="0.897cm" svg:x="12.853cm" svg:y="4.96cm">
            <text:p text:style-name="P7">yea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7" xml:id="id30" draw:id="id30" draw:layer="layout" svg:width="2.957cm" svg:height="0.898cm" svg:x="14.885cm" svg:y="4.779cm">
            <text:p text:style-name="P7">numtracks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8" xml:id="id31" draw:id="id31" draw:layer="layout" svg:width="2.96cm" svg:height="1.615cm" svg:x="15.44cm" svg:y="6.036cm">
            <text:p text:style-name="P8"><text:span text:style-name="T1">Recording-</text:span></text:p>
            <text:p text:style-name="P8"><text:span text:style-name="T1">studio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7" xml:id="id34" draw:id="id34" draw:layer="layout" svg:width="1.662cm" svg:height="0.897cm" svg:x="19.135cm" svg:y="4.96cm">
            <text:p text:style-name="P7">nam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8" xml:id="id35" draw:id="id35" draw:layer="layout" svg:width="2.216cm" svg:height="0.898cm" svg:x="21.167cm" svg:y="5.498cm">
            <text:p text:style-name="P8"><text:span text:style-name="T1">addres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8" xml:id="id36" draw:id="id36" draw:layer="layout" svg:width="2.402cm" svg:height="1.077cm" svg:x="23.198cm" svg:y="6.036cm">
            <text:p text:style-name="P8"><text:span text:style-name="T1">homepag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8" xml:id="id37" draw:id="id37" draw:layer="layout" svg:width="2.771cm" svg:height="0.898cm" svg:x="22.09cm" svg:y="8.728cm">
            <text:p text:style-name="P8"><text:span text:style-name="T1">phoneno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2" draw:text-style-name="P9" draw:layer="layout" draw:type="lines" svg:x1="3.987cm" svg:y1="14.651cm" svg:x2="2.601cm" svg:y2="16.804cm" draw:start-shape="id1" draw:start-glue-point="3" draw:end-shape="id2" draw:end-glue-point="4" svg:d="M3987 14651h-501l-885 1652v501" svg:viewBox="0 0 1387 2154">
            <text:p/>
          </draw:connector>
          <draw:connector draw:style-name="gr32" draw:text-style-name="P9" draw:layer="layout" draw:type="lines" svg:x1="5.557cm" svg:y1="15.011cm" svg:x2="5.557cm" svg:y2="16.985cm" draw:start-shape="id1" draw:start-glue-point="2" draw:end-shape="id3" svg:d="M5557 15011v500 972 502" svg:viewBox="0 0 1 1975">
            <text:p/>
          </draw:connector>
          <draw:connector draw:style-name="gr32" draw:text-style-name="P9" draw:layer="layout" draw:type="lines" svg:x1="7.127cm" svg:y1="14.651cm" svg:x2="8.05cm" svg:y2="17.613cm" draw:start-shape="id1" draw:start-glue-point="1" draw:end-shape="id4" draw:end-glue-point="6" svg:d="M7127 14651h501l-80 2962h502" svg:viewBox="0 0 924 2963">
            <text:p/>
          </draw:connector>
          <draw:connector draw:style-name="gr32" draw:text-style-name="P9" draw:layer="layout" draw:type="lines" svg:x1="5.557cm" svg:y1="14.292cm" svg:x2="8.235cm" svg:y2="12.947cm" draw:start-shape="id1" draw:start-glue-point="0" draw:end-shape="id5" draw:end-glue-point="5" svg:d="M5557 14292v-502l2176-843h502" svg:viewBox="0 0 2679 1346">
            <text:p/>
          </draw:connector>
          <draw:connector draw:style-name="gr32" draw:text-style-name="P9" draw:layer="layout" draw:type="lines" svg:x1="5.557cm" svg:y1="14.292cm" svg:x2="5.188cm" svg:y2="11.24cm" draw:start-shape="id1" draw:start-glue-point="0" draw:end-shape="id6" draw:end-glue-point="6" svg:d="M5557 14292v-502l-369-2048v-502" svg:viewBox="0 0 370 3053">
            <text:p/>
          </draw:connector>
          <draw:connector draw:style-name="gr33" draw:text-style-name="P9" draw:layer="layout" draw:type="line" svg:x1="2.601cm" svg:y1="11.421cm" svg:x2="5.557cm" svg:y2="14.292cm" draw:start-shape="id7" draw:start-glue-point="6" draw:end-shape="id1" draw:end-glue-point="0" svg:d="M2601 11421l2956 2871" svg:viewBox="0 0 2957 2872">
            <text:p/>
          </draw:connector>
          <draw:connector draw:style-name="gr32" draw:text-style-name="P9" draw:layer="layout" draw:type="lines" svg:x1="11.284cm" svg:y1="15.728cm" svg:x2="12.483cm" svg:y2="13.844cm" draw:start-shape="id8" draw:start-glue-point="4" draw:end-shape="id9" svg:d="M11284 15728v-501l698-1383h501" svg:viewBox="0 0 1200 1885">
            <text:p/>
          </draw:connector>
          <draw:connector draw:style-name="gr32" draw:text-style-name="P9" draw:layer="layout" draw:type="lines" svg:x1="13.593cm" svg:y1="15.908cm" svg:x2="13.869cm" svg:y2="14.292cm" draw:start-shape="id10" draw:start-glue-point="4" draw:end-shape="id9" draw:end-glue-point="2" svg:d="M13593 15908v-501l276-614v-501" svg:viewBox="0 0 277 1617">
            <text:p/>
          </draw:connector>
          <draw:connector draw:style-name="gr32" draw:text-style-name="P9" draw:layer="layout" draw:type="lines" svg:x1="15.994cm" svg:y1="16.087cm" svg:x2="15.255cm" svg:y2="13.844cm" draw:start-shape="id11" draw:start-glue-point="4" draw:end-shape="id9" svg:d="M15994 16087v-501l-238-1742h-501" svg:viewBox="0 0 740 2244">
            <text:p/>
          </draw:connector>
          <draw:connector draw:style-name="gr32" draw:text-style-name="P9" draw:layer="layout" draw:type="lines" svg:x1="11.56cm" svg:y1="12.947cm" svg:x2="12.483cm" svg:y2="13.844cm" draw:start-shape="id5" draw:start-glue-point="7" draw:end-shape="id9" draw:end-glue-point="3" svg:d="M11560 12947h501l-79 897h501" svg:viewBox="0 0 924 898">
            <text:p/>
          </draw:connector>
          <draw:connector draw:style-name="gr32" draw:text-style-name="P9" draw:layer="layout" draw:type="lines" svg:x1="9.344cm" svg:y1="10.523cm" svg:x2="13.869cm" svg:y2="13.396cm" draw:start-shape="id12" draw:start-glue-point="7" draw:end-shape="id9" draw:end-glue-point="0" svg:d="M9344 10523h501l4024 2372v501" svg:viewBox="0 0 4526 2874">
            <text:p/>
          </draw:connector>
          <draw:connector draw:style-name="gr32" draw:text-style-name="P9" draw:layer="layout" draw:type="lines" svg:x1="12.208cm" svg:y1="11.061cm" svg:x2="13.869cm" svg:y2="13.396cm" draw:start-shape="id13" draw:start-glue-point="6" draw:end-shape="id9" draw:end-glue-point="0" svg:d="M12208 11061v502l1661 1332v501" svg:viewBox="0 0 1662 2336">
            <text:p/>
          </draw:connector>
          <draw:connector draw:style-name="gr33" draw:text-style-name="P9" draw:layer="layout" draw:type="line" svg:x1="16.363cm" svg:y1="12.947cm" svg:x2="15.255cm" svg:y2="13.844cm" draw:start-shape="id14" draw:start-glue-point="5" draw:end-shape="id9" draw:end-glue-point="1" svg:d="M16363 12947l-1108 897" svg:viewBox="0 0 1109 898">
            <text:p/>
          </draw:connector>
          <draw:connector draw:style-name="gr32" draw:text-style-name="P9" draw:layer="layout" draw:type="line" svg:x1="19.688cm" svg:y1="12.947cm" svg:x2="20.057cm" svg:y2="14.023cm" draw:start-shape="id14" draw:start-glue-point="7" draw:end-shape="id15" draw:end-glue-point="3" svg:d="M19688 12947l369 1076" svg:viewBox="0 0 370 1077">
            <text:p/>
          </draw:connector>
          <draw:connector draw:style-name="gr32" draw:text-style-name="P9" draw:layer="layout" draw:type="line" svg:x1="18.858cm" svg:y1="15.728cm" svg:x2="20.057cm" svg:y2="14.023cm" draw:start-shape="id16" draw:start-glue-point="4" draw:end-shape="id15" draw:end-glue-point="3" svg:d="M18858 15728l1199-1705" svg:viewBox="0 0 1200 1706">
            <text:p/>
          </draw:connector>
          <draw:connector draw:style-name="gr32" draw:text-style-name="P9" draw:layer="layout" draw:type="line" svg:x1="23.399cm" svg:y1="15.011cm" svg:x2="21.72cm" svg:y2="14.472cm" draw:start-shape="id17" draw:start-glue-point="4" draw:end-shape="id15" draw:end-glue-point="2" svg:d="M23399 15011l-1679-539" svg:viewBox="0 0 1680 540">
            <text:p/>
          </draw:connector>
          <draw:connector draw:style-name="gr32" draw:text-style-name="P9" draw:layer="layout" draw:type="curve" svg:x1="20.797cm" svg:y1="16.446cm" svg:x2="20.057cm" svg:y2="14.023cm" draw:start-shape="id18" draw:start-glue-point="4" draw:end-shape="id15" draw:end-glue-point="3" svg:d="M20797 16446c0-1480-621-1233-994-1469s-497-954 254-954" svg:viewBox="0 0 1291 2424">
            <text:p/>
          </draw:connector>
          <draw:connector draw:style-name="gr32" draw:text-style-name="P9" draw:layer="layout" draw:type="lines" svg:x1="23.752cm" svg:y1="13.126cm" svg:x2="21.72cm" svg:y2="13.574cm" draw:start-shape="id19" draw:start-glue-point="6" draw:end-shape="id15" draw:end-glue-point="0" svg:d="M23752 13126h-502l-1530-53v501" svg:viewBox="0 0 2033 502">
            <text:p/>
          </draw:connector>
          <draw:connector draw:style-name="gr33" draw:text-style-name="P9" draw:layer="layout" draw:type="line" svg:x1="5.188cm" svg:y1="10.164cm" svg:x2="4.91cm" svg:y2="7.831cm" draw:start-shape="id6" draw:start-glue-point="4" draw:end-shape="id20" draw:end-glue-point="2" svg:d="M5188 10164l-278-2333" svg:viewBox="0 0 279 2334">
            <text:p/>
          </draw:connector>
          <draw:connector draw:style-name="gr32" draw:text-style-name="P9" draw:layer="layout" draw:type="line" svg:x1="2.601cm" svg:y1="10.343cm" svg:x2="3.802cm" svg:y2="7.292cm" draw:start-shape="id7" draw:start-glue-point="4" draw:end-shape="id20" svg:d="M2601 10343l1201-3051" svg:viewBox="0 0 1202 3052">
            <text:p/>
          </draw:connector>
          <draw:connector draw:style-name="gr32" draw:text-style-name="P9" draw:layer="layout" draw:type="line" svg:x1="2.231cm" svg:y1="7.831cm" svg:x2="3.802cm" svg:y2="7.292cm" draw:start-shape="id21" draw:start-glue-point="4" draw:end-shape="id20" draw:end-glue-point="3" svg:d="M2231 7831l1571-539" svg:viewBox="0 0 1572 540">
            <text:p/>
          </draw:connector>
          <draw:connector draw:style-name="gr32" draw:text-style-name="P9" draw:layer="layout" draw:type="line" svg:x1="2.786cm" svg:y1="6.215cm" svg:x2="3.802cm" svg:y2="7.292cm" draw:start-shape="id22" draw:start-glue-point="8" draw:end-shape="id20" draw:end-glue-point="3" svg:d="M2786 6215l1016 1077" svg:viewBox="0 0 1017 1078">
            <text:p/>
          </draw:connector>
          <draw:connector draw:style-name="gr32" draw:text-style-name="P9" draw:layer="layout" draw:type="line" svg:x1="4.633cm" svg:y1="5.677cm" svg:x2="4.91cm" svg:y2="6.754cm" draw:start-shape="id23" draw:start-glue-point="8" draw:end-shape="id20" draw:end-glue-point="0" svg:d="M4633 5677l277 1077" svg:viewBox="0 0 278 1078">
            <text:p/>
          </draw:connector>
          <draw:connector draw:style-name="gr32" draw:text-style-name="P9" draw:layer="layout" draw:type="line" svg:x1="6.757cm" svg:y1="5.228cm" svg:x2="4.91cm" svg:y2="6.754cm" draw:start-shape="id24" draw:start-glue-point="6" draw:end-shape="id20" draw:end-glue-point="0" svg:d="M6757 5228l-1847 1526" svg:viewBox="0 0 1848 1527">
            <text:p/>
          </draw:connector>
          <draw:connector draw:style-name="gr32" draw:text-style-name="P9" draw:layer="layout" draw:type="line" svg:x1="8.235cm" svg:y1="6.305cm" svg:x2="6.018cm" svg:y2="7.292cm" draw:start-shape="id25" draw:start-glue-point="6" draw:end-shape="id20" draw:end-glue-point="1" svg:d="M8235 6305l-2217 987" svg:viewBox="0 0 2218 988">
            <text:p/>
          </draw:connector>
          <draw:connector draw:style-name="gr33" draw:text-style-name="P9" draw:layer="layout" draw:type="line" svg:x1="8.144cm" svg:y1="9.985cm" svg:x2="4.91cm" svg:y2="7.831cm" draw:start-shape="id12" draw:start-glue-point="4" draw:end-shape="id20" draw:end-glue-point="2" svg:d="M8144 9985l-3234-2154" svg:viewBox="0 0 3235 2155">
            <text:p/>
          </draw:connector>
          <draw:connector draw:style-name="gr33" draw:text-style-name="P9" draw:layer="layout" draw:type="line" svg:x1="8.79cm" svg:y1="8.728cm" svg:x2="6.018cm" svg:y2="7.292cm" draw:start-shape="id26" draw:start-glue-point="5" draw:end-shape="id20" draw:end-glue-point="1" svg:d="M8790 8728l-2772-1436" svg:viewBox="0 0 2773 1437">
            <text:p/>
          </draw:connector>
          <draw:connector draw:style-name="gr32" draw:text-style-name="P9" draw:layer="layout" draw:type="line" svg:x1="11.191cm" svg:y1="8.728cm" svg:x2="13.684cm" svg:y2="7.472cm" draw:start-shape="id26" draw:start-glue-point="7" draw:end-shape="id27" draw:end-glue-point="2" svg:d="M11191 8728l2493-1256" svg:viewBox="0 0 2494 1257">
            <text:p/>
          </draw:connector>
          <draw:connector draw:style-name="gr33" draw:text-style-name="P9" draw:layer="layout" draw:type="line" svg:x1="12.208cm" svg:y1="9.985cm" svg:x2="13.684cm" svg:y2="7.472cm" draw:start-shape="id13" draw:start-glue-point="4" draw:end-shape="id27" draw:end-glue-point="2" svg:d="M12208 9985l1476-2513" svg:viewBox="0 0 1477 2514">
            <text:p/>
          </draw:connector>
          <draw:connector draw:style-name="gr32" draw:text-style-name="P9" draw:layer="layout" draw:type="line" svg:x1="11.653cm" svg:y1="6.215cm" svg:x2="12.483cm" svg:y2="7.113cm" draw:start-shape="id28" draw:start-glue-point="8" draw:end-shape="id27" draw:end-glue-point="3" svg:d="M11653 6215l830 898" svg:viewBox="0 0 831 899">
            <text:p/>
          </draw:connector>
          <draw:connector draw:style-name="gr32" draw:text-style-name="P9" draw:layer="layout" draw:type="line" svg:x1="13.685cm" svg:y1="5.857cm" svg:x2="13.684cm" svg:y2="6.754cm" draw:start-shape="id29" draw:start-glue-point="8" draw:end-shape="id27" draw:end-glue-point="0" svg:d="M13685 5857l-1 897" svg:viewBox="0 0 2 898">
            <text:p/>
          </draw:connector>
          <draw:connector draw:style-name="gr32" draw:text-style-name="P9" draw:layer="layout" draw:type="line" svg:x1="15.318cm" svg:y1="5.546cm" svg:x2="13.684cm" svg:y2="6.754cm" draw:start-shape="id30" draw:start-glue-point="7" draw:end-shape="id27" draw:end-glue-point="0" svg:d="M15318 5546l-1634 1208" svg:viewBox="0 0 1635 1209">
            <text:p/>
          </draw:connector>
          <draw:connector draw:style-name="gr32" draw:text-style-name="P9" draw:layer="layout" draw:type="line" svg:x1="15.44cm" svg:y1="6.844cm" svg:x2="14.885cm" svg:y2="7.113cm" draw:start-shape="id31" draw:start-glue-point="6" draw:end-shape="id27" svg:d="M15440 6844l-555 269" svg:viewBox="0 0 556 270">
            <text:p/>
          </draw:connector>
          <draw:connector draw:style-name="gr32" draw:text-style-name="P9" draw:layer="layout" draw:type="line" svg:x1="14.332cm" svg:y1="8.549cm" svg:x2="13.684cm" svg:y2="7.472cm" draw:start-shape="id32" draw:start-glue-point="5" draw:end-shape="id27" draw:end-glue-point="2" svg:d="M14332 8549l-648-1077" svg:viewBox="0 0 649 1078">
            <text:p/>
          </draw:connector>
          <draw:connector draw:style-name="gr33" draw:text-style-name="P9" draw:layer="layout" draw:type="line" svg:x1="17.656cm" svg:y1="8.549cm" svg:x2="18.395cm" svg:y2="7.83cm" draw:start-shape="id32" draw:start-glue-point="7" draw:end-shape="id33" draw:end-glue-point="3" svg:d="M17656 8549l739-719" svg:viewBox="0 0 740 720">
            <text:p/>
          </draw:connector>
          <draw:connector draw:style-name="gr32" draw:text-style-name="P9" draw:layer="layout" draw:type="line" svg:x1="19.966cm" svg:y1="5.857cm" svg:x2="20.889cm" svg:y2="7.292cm" draw:start-shape="id34" draw:start-glue-point="8" draw:end-shape="id33" svg:d="M19966 5857l923 1435" svg:viewBox="0 0 924 1436">
            <text:p/>
          </draw:connector>
          <draw:connector draw:style-name="gr32" draw:text-style-name="P9" draw:layer="layout" draw:type="line" svg:x1="21.491cm" svg:y1="6.265cm" svg:x2="20.889cm" svg:y2="7.292cm" draw:start-shape="id35" draw:start-glue-point="7" draw:end-shape="id33" draw:end-glue-point="0" svg:d="M21491 6265l-602 1027" svg:viewBox="0 0 603 1028">
            <text:p/>
          </draw:connector>
          <draw:connector draw:style-name="gr32" draw:text-style-name="P9" draw:layer="layout" draw:type="line" svg:x1="23.549cm" svg:y1="6.956cm" svg:x2="20.889cm" svg:y2="7.292cm" draw:start-shape="id36" draw:start-glue-point="7" draw:end-shape="id33" draw:end-glue-point="0" svg:d="M23549 6956l-2660 336" svg:viewBox="0 0 2661 337">
            <text:p/>
          </draw:connector>
          <draw:connector draw:style-name="gr32" draw:text-style-name="P9" draw:layer="layout" draw:type="line" svg:x1="22.09cm" svg:y1="9.177cm" svg:x2="20.889cm" svg:y2="8.369cm" draw:start-shape="id37" draw:start-glue-point="6" draw:end-shape="id33" draw:end-glue-point="2" svg:d="M22090 9177l-1201-808" svg:viewBox="0 0 1202 809">
            <text:p/>
          </draw:connector>
        </draw:g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Mangal1" svg:font-family="Mangal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fi" fo:country="FI" style:letter-kerning="true" style:font-name-asian="Mangal1" style:font-family-asian="Mangal" style:font-pitch-asian="variable" style:font-size-asian="12pt" style:language-asian="hi" style:country-asian="IN"/>
    </style:style>
    <style:style style:name="Otsikko_20_1" style:display-name="Otsikko 1" style:family="graphic">
      <style:paragraph-properties fo:margin-left="1.76cm" fo:margin-right="0cm" fo:margin-top="0.684cm" fo:margin-bottom="0.684cm" fo:line-height="150%" fo:text-align="end" fo:text-indent="0cm" style:text-autospace="none"/>
      <style:text-properties style:font-name="Times New Roman" fo:font-family="'Times New Roman'" style:font-family-generic="roman" style:font-pitch="variable" fo:font-size="18pt" fo:font-weight="bold" style:font-size-asian="17pt" style:font-weight-asian="bold" style:font-size-complex="17pt" style:font-weight-complex="bold"/>
    </style:style>
    <style:style style:name="Otsikko_20_2" style:display-name="Otsikko 2" style:family="graphic">
      <style:paragraph-properties fo:margin-left="0cm" fo:margin-right="0cm" fo:margin-top="0.31cm" fo:margin-bottom="0.623cm" fo:line-height="200%" fo:text-align="end" fo:text-indent="-1.12cm" style:text-autospace="none"/>
      <style:text-properties style:font-name="Times New Roman" fo:font-family="'Times New Roman'" style:font-family-generic="roman" style:font-pitch="variable" fo:font-size="14pt" fo:font-style="italic" fo:font-weight="normal" style:font-name-asian="Arial2" style:font-family-asian="Arial" style:font-family-generic-asian="swiss" style:font-pitch-asian="variable" style:font-size-asian="14pt" style:font-style-asian="italic" style:font-weight-asian="bold" style:font-style-complex="italic" style:font-weight-complex="normal"/>
    </style:style>
    <style:style style:name="Numerointisymbolit" style:family="graphic">
      <style:paragraph-properties style:text-autospace="none"/>
    </style:style>
    <style:style style:name="Loppuviitteen_20_ankkuri" style:display-name="Loppuviitteen ankkuri" style:family="graphic">
      <style:paragraph-properties style:text-autospace="none"/>
      <style:text-properties style:text-position="11% 58%"/>
    </style:style>
    <style:style style:name="Loppuviitemerkit" style:family="graphic">
      <style:paragraph-properties style:text-autospace="none"/>
    </style:style>
    <style:style style:name="Alaviitteen_20_ankkuri" style:display-name="Alaviitteen ankkuri" style:family="graphic">
      <style:paragraph-properties style:text-autospace="none"/>
      <style:text-properties style:text-position="11% 58%"/>
    </style:style>
    <style:style style:name="Alaviitemerkit" style:family="graphic">
      <style:paragraph-properties style:text-autospace="none"/>
    </style:style>
    <style:style style:name="Luettelo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Kuvaotsikko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Hakemisto" style:family="graphic">
      <style:paragraph-properties style:text-autospace="none"/>
      <style:text-properties style:font-name-asian="Mangal2" style:font-family-asian="Mangal"/>
    </style:style>
    <style:style style:name="Alaviit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Oletus-background" style:family="presentation">
      <style:graphic-properties draw:stroke="none" draw:fill="none"/>
      <style:text-properties style:letter-kerning="true"/>
    </style:style>
    <style:style style:name="Olet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let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letus-outline1" style:family="presentation">
      <style:graphic-properties draw:stroke="none" draw:fill="none" draw:auto-grow-height="false" draw:fit-to-size="shrink-to-fit">
        <text:list-style style:name="Olet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etus-outline2" style:family="presentation" style:parent-style-name="Oletu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Oletus-outline3" style:family="presentation" style:parent-style-name="Oletu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Oletus-outline4" style:family="presentation" style:parent-style-name="Oletu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Oletus-outline5" style:family="presentation" style:parent-style-name="Oletu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letus-outline6" style:family="presentation" style:parent-style-name="Oletu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letus-outline7" style:family="presentation" style:parent-style-name="Oletu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letus-outline8" style:family="presentation" style:parent-style-name="Oletu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letus-outline9" style:family="presentation" style:parent-style-name="Oletu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letus-subtitle" style:family="presentation">
      <style:graphic-properties draw:stroke="none" draw:fill="none" draw:textarea-vertical-align="middle">
        <text:list-style style:name="Olet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etus-title" style:family="presentation">
      <style:graphic-properties draw:stroke="none" draw:fill="none" draw:textarea-vertical-align="middle">
        <text:list-style style:name="Olet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Trebuchet MS" fo:font-family="'Trebuchet MS'" style:font-family-generic="swiss" style:font-pitch="variable" fo:font-size="2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3pt" style:font-style-asian="normal" style:font-weight-asian="normal" style:font-name-complex="Lohit Hindi" style:font-family-complex="'Lohit Hindi'" style:font-family-generic-complex="system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style:font-name="Trebuchet MS" fo:font-family="'Trebuchet MS'" style:font-family-generic="swiss" style:font-pitch="variable" fo:font-size="18pt" style:font-size-asian="18pt" style:font-size-complex="18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Georgia" fo:font-family="Georgia" style:font-family-generic="roman" style:font-pitch="variable" fo:font-size="3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8pt" style:font-style-asian="normal" style:font-weight-asian="normal" style:font-name-complex="Lohit Hindi" style:font-family-complex="'Lohit Hindi'" style:font-family-generic-complex="system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kti_20_ilman_20_täyttöä_20_ja_20_viiva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Olet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Oletus-backgroundobjects">
      <style:graphic-properties draw:stroke="none" draw:fill="none" draw:fill-color="#ffffff" draw:auto-grow-height="false" fo:min-height="1.485cm"/>
    </style:style>
    <style:style style:name="Mpr3" style:family="presentation" style:parent-style-name="Oletu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Oletus" style:page-layout-name="PM1" draw:style-name="Mdp1">
      <draw:frame presentation:style-name="Oletus-title" draw:layer="backgroundobjects" svg:width="25.199cm" svg:height="3.506cm" svg:x="1.4cm" svg:y="0.837cm" presentation:class="title" presentation:placeholder="true">
        <draw:text-box/>
      </draw:frame>
      <draw:frame presentation:style-name="Oletus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Oletus-title" draw:layer="backgroundobjects" svg:width="14.848cm" svg:height="11.136cm" svg:x="3.075cm" svg:y="2.257cm" presentation:class="page"/>
        <draw:frame presentation:style-name="Oletu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2">Toni Pikkarainen</text:span></text:p>
          <text:p text:style-name="MP5"><text:span text:style-name="MT2">toni.t.pikkarainen@student.jyu.fi</text:span></text:p>
          <text:p text:style-name="MP3"><text:span text:style-name="MT2"><text:s text:c="7"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o&gt;</text:page-number></text:span></text:p>
        </draw:text-box>
      </draw:frame>
      <draw:frame draw:style-name="Mgr4" draw:text-style-name="MP8" draw:layer="backgroundobjects" svg:width="3.79cm" svg:height="3.79cm" svg:x="24.211cm" svg:y="0.01cm">
        <draw:image xlink:href="Pictures/10003ACC000031CB000031CB1257D856.svg" xlink:type="simple" xlink:show="embed" xlink:actuate="onLoad">
          <text:p/>
        </draw:image>
        <draw:image xlink:href="Pictures/10000201000001E2000001E259884E71.png" xlink:type="simple" xlink:show="embed" xlink:actuate="onLoad"/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1T10:19:02.771000000</meta:creation-date>
    <dc:date>2015-10-01T12:20:18.934000000</dc:date>
    <meta:editing-duration>PT1H14M48S</meta:editing-duration>
    <meta:editing-cycles>11</meta:editing-cycles>
    <meta:generator>LibreOffice/5.0.1.2$Windows_x86 LibreOffice_project/81898c9f5c0d43f3473ba111d7b351050be20261</meta:generator>
    <meta:document-statistic meta:object-count="132"/>
  </office:meta>
</office:document-meta>
</file>